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6.7014in" fo:margin-left="-0.0056in" fo:margin-right="-0.0035in" table:align="margins"/>
    </style:style>
    <style:style style:name="FR.A" style:family="table-column">
      <style:table-column-properties style:column-width="0.4951in" style:rel-column-width="713*"/>
    </style:style>
    <style:style style:name="FR.B" style:family="table-column">
      <style:table-column-properties style:column-width="5.3729in" style:rel-column-width="7737*"/>
    </style:style>
    <style:style style:name="FR.C" style:family="table-column">
      <style:table-column-properties style:column-width="0.8333in" style:rel-column-width="1200*"/>
    </style:style>
    <style:style style:name="FR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FR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R.C1" style:family="table-cell">
      <style:table-cell-properties fo:padding="0.0382in" fo:border="0.0007in solid #000000"/>
    </style:style>
    <style:style style:name="FR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FR.B2" style:family="table-cell">
      <style:table-cell-properties fo:padding="0.0382in" fo:border-left="0.0007in solid #000000" fo:border-right="none" fo:border-top="none" fo:border-bottom="0.0007in solid #000000"/>
    </style:style>
    <style:style style:name="FR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fo:background-color="#ffff00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6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7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8" style:family="paragraph" style:parent-style-name="Table_20_Contents">
      <style:text-properties style:font-name="Helvetica" fo:font-size="11pt" fo:language="de" fo:country="DE" fo:font-weight="bold" style:font-name-asian="Helvetica" style:font-size-asian="11pt" style:font-weight-asian="bold" style:font-name-complex="Helvetica" style:font-size-complex="11pt" style:font-weight-complex="bold"/>
    </style:style>
    <style:style style:name="P9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10" style:family="paragraph" style:parent-style-name="Text_20_body">
      <style:text-properties style:font-name="Helvetica" fo:language="de" fo:country="DE" style:font-name-asian="Helvetica" style:font-name-complex="Helvetica"/>
    </style:style>
    <style:style style:name="P1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fo:background-color="transparent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fo:background-color="#ffff00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fo:background-color="transparent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language="de" fo:country="DE" style:font-name-asian="Helvetica" style:font-name-complex="Helvetic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</text:span><text:span text:style-name="T2">nforderungen</text:span></text:h>
      <text:p text:style-name="P10"/>
      <table:table table:name="FR" table:style-name="FR">
        <table:table-column table:style-name="FR.A"/>
        <table:table-column table:style-name="FR.B"/>
        <table:table-column table:style-name="FR.C"/>
        <table:table-header-rows>
          <table:table-row>
            <table:table-cell table:style-name="FR.A1" office:value-type="float" office:value="0">
              <text:p text:style-name="P6">Req</text:p>
            </table:table-cell>
            <table:table-cell table:style-name="FR.B1" office:value-type="string">
              <text:p text:style-name="P6">Requirement</text:p>
            </table:table-cell>
            <table:table-cell table:style-name="FR.C1" office:value-type="string">
              <text:p text:style-name="P6">Typ</text:p>
            </table:table-cell>
          </table:table-row>
        </table:table-header-rows>
        <table:table-row>
          <table:table-cell table:style-name="FR.A2" office:value-type="float" office:value="1">
            <text:p text:style-name="P8">01</text:p>
          </table:table-cell>
          <table:table-cell table:style-name="FR.B2" office:value-type="string">
            <text:p text:style-name="P11">Das Tank System muss pro Tanksäule ein Bezahlterminal haben. 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2">
            <text:p text:style-name="P8">02</text:p>
          </table:table-cell>
          <table:table-cell table:style-name="FR.B2" office:value-type="string">
            <text:p text:style-name="P11">Das Tank System soll das Tanken jeweils von Mo-So von 0-24Uhr ermögliche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8">03</text:p>
          </table:table-cell>
          <table:table-cell table:style-name="FR.B2" office:value-type="string">
            <text:p text:style-name="P14">Vom Tank System soll täglich ein Backup der neuen Tank Records erstellt werden. </text:p>
          </table:table-cell>
          <table:table-cell table:style-name="FR.C2" office:value-type="string">
            <text:p text:style-name="P14">NFR</text:p>
          </table:table-cell>
        </table:table-row>
        <table:table-row>
          <table:table-cell table:style-name="FR.A2" office:value-type="float" office:value="0">
            <text:p text:style-name="P8">04</text:p>
          </table:table-cell>
          <table:table-cell table:style-name="FR.B2" office:value-type="string">
            <text:p text:style-name="P14">Das Tanksystem soll dem Kunden ermöglichen mit Debit/Credit Karten oder Bargeld zu bezahlen</text:p>
          </table:table-cell>
          <table:table-cell table:style-name="FR.C2" office:value-type="string">
            <text:p text:style-name="P2">NFR</text:p>
          </table:table-cell>
        </table:table-row>
        <table:table-row>
          <table:table-cell table:style-name="FR.A2" office:value-type="float" office:value="0">
            <text:p text:style-name="P8">05</text:p>
          </table:table-cell>
          <table:table-cell table:style-name="FR.B2" office:value-type="string">
            <text:p text:style-name="P14">Das Tank System muss dem Mitarbeiter ermöglichen Treibstoff mit dem Badge auf Lohn zu beziehen.</text:p>
          </table:table-cell>
          <table:table-cell table:style-name="FR.C2" office:value-type="string">
            <text:p text:style-name="P2">NFR</text:p>
          </table:table-cell>
        </table:table-row>
        <table:table-row>
          <table:table-cell table:style-name="FR.A2" office:value-type="float" office:value="0">
            <text:p text:style-name="P8">06</text:p>
          </table:table-cell>
          <table:table-cell table:style-name="FR.B2" office:value-type="string">
            <text:p text:style-name="P14">Das Bedienterminal erlaubt nur das einführen von Geldnoten und keine Münzen</text:p>
          </table:table-cell>
          <table:table-cell table:style-name="FR.C2" office:value-type="string">
            <text:p text:style-name="P2">NFR</text:p>
          </table:table-cell>
        </table:table-row>
        <table:table-row>
          <table:table-cell table:style-name="FR.A2" office:value-type="float" office:value="2">
            <text:p text:style-name="P8">07</text:p>
          </table:table-cell>
          <table:table-cell table:style-name="FR.B2" office:value-type="string">
            <text:p text:style-name="P11">Das Tank System muss fähig sein auf Wunsch des Kunden die Benutzerführung in <text:s/>DE, EN, IT <text:s/>Sprache dar zu stellen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08</text:p>
          </table:table-cell>
          <table:table-cell table:style-name="FR.B2" office:value-type="string">
            <text:p text:style-name="P11">Bei Ausfall des Buchhaltungs System soll das Tank System das Tanken verhindern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09</text:p>
          </table:table-cell>
          <table:table-cell table:style-name="FR.B2" office:value-type="string">
            <text:p text:style-name="P11">Wenn der Angestellte Tanken möchte, soll das System den Angestellten mittels der Firmenkarte und Pin Nummer authentifizieren.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10</text:p>
          </table:table-cell>
          <table:table-cell table:style-name="FR.B2" office:value-type="string">
            <text:p text:style-name="P11">Das System muss fähig sein die Authentifizierungs- Daten sicher vom Personal System abzufragen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11</text:p>
          </table:table-cell>
          <table:table-cell table:style-name="FR.B2" office:value-type="string">
            <text:p text:style-name="P11">Das System soll fähig sein dem Angestellten nach Abschluss des Tankvorganges ein E-Mail als Quittung zu senden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12</text:p>
          </table:table-cell>
          <table:table-cell table:style-name="FR.B2" office:value-type="string">
            <text:p text:style-name="P11">Wenn der Benutzer die Pin Nummer 3x falsch eingibt soll das Tank System die Karte Sperren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0">
            <text:p text:style-name="P8">13</text:p>
          </table:table-cell>
          <table:table-cell table:style-name="FR.B2" office:value-type="string">
            <text:p text:style-name="P11">Wenn der Benzinstand im Tank den Minimum Level unterschreitet, soll das System automatisch eine Bestellung beim Benzinlieferanten auslösen. </text:p>
          </table:table-cell>
          <table:table-cell table:style-name="FR.C2" office:value-type="string">
            <text:p text:style-name="P2">FR</text:p>
          </table:table-cell>
        </table:table-row>
        <table:table-row>
          <table:table-cell table:style-name="FR.A2" office:value-type="float" office:value="5">
            <text:p text:style-name="P5">14</text:p>
          </table:table-cell>
          <table:table-cell table:style-name="FR.B2" office:value-type="string">
            <text:p text:style-name="P11">Der Zählerstand der Tanksäulen und Benutzerdaten dürfen bei einem Stromausfall nicht verloren gehe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6">
            <text:p text:style-name="P5">15</text:p>
          </table:table-cell>
          <table:table-cell table:style-name="FR.B2" office:value-type="string">
            <text:p text:style-name="P2">Das Tank System soll zu 95% Betriebsbereit sei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5">16</text:p>
          </table:table-cell>
          <table:table-cell table:style-name="FR.B2" office:value-type="string">
            <text:p text:style-name="P2">Die Antwortzeit des Benutzerinterfaces soll max 0.5 Sek betrage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5">17</text:p>
          </table:table-cell>
          <table:table-cell table:style-name="FR.B2" office:value-type="string">
            <text:p text:style-name="P2">Die Firmenkarte soll mittels einer Pin Nummer geschützt sei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3">
            <text:p text:style-name="P5">18</text:p>
          </table:table-cell>
          <table:table-cell table:style-name="FR.B2" office:value-type="string">
            <text:p text:style-name="P2">Die “Quittung” soll innerhalb 1 Minute nach Abschluss des Tankvorganges an das Buchhaltungs System übermittelt werden. 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5">19</text:p>
          </table:table-cell>
          <table:table-cell table:style-name="FR.B2" office:value-type="string">
            <text:p text:style-name="P4">Der Tankwart kann eine Liste mit verschiedenen Benzinlieferanten erfasse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5">20</text:p>
          </table:table-cell>
          <table:table-cell table:style-name="FR.B2" office:value-type="string">
            <text:p text:style-name="P4">Der Tankwart kann den bevorzugten Benzinlieferanten definieren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0">
            <text:p text:style-name="P5">21</text:p>
          </table:table-cell>
          <table:table-cell table:style-name="FR.B2" office:value-type="string">
            <text:p text:style-name="P5">Das Bedienterminal gibt kein Rückgeld</text:p>
          </table:table-cell>
          <table:table-cell table:style-name="FR.C2" office:value-type="string">
            <text:p text:style-name="P11">NFR</text:p>
          </table:table-cell>
        </table:table-row>
        <table:table-row>
          <table:table-cell table:style-name="FR.A2" office:value-type="float" office:value="1">
            <text:p text:style-name="P5">21</text:p>
          </table:table-cell>
          <table:table-cell table:style-name="FR.B2" office:value-type="string">
            <text:p text:style-name="P11">Wenn die Quittung Papierrolle zu 90% aufgebraucht ist, soll dies dem Anlagen System gemeldet werden.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2</text:p>
          </table:table-cell>
          <table:table-cell table:style-name="FR.B2" office:value-type="string">
            <text:p text:style-name="P2">Das Tank System soll ermöglichen für Angestellte ein maximales Tankvolumen aus dem Personalsystem abzuruf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3</text:p>
          </table:table-cell>
          <table:table-cell table:style-name="FR.B2" office:value-type="string">
            <text:p text:style-name="P2">Das System soll fähig sein Statistiken pro Angestellter oder Firmenfahrzeug zu erstell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4</text:p>
          </table:table-cell>
          <table:table-cell table:style-name="FR.B2" office:value-type="string">
            <text:p text:style-name="P2">Vor der Betankung muss das Tank System sicher stellen, dass der Mindeststand der Benzinart noch 200 Liter beträgt, ansonsten muss der Tankvorgang blockiert werden. 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5</text:p>
          </table:table-cell>
          <table:table-cell table:style-name="FR.B2" office:value-type="string">
            <text:p text:style-name="P2">Wenn das Tank System einen Fehler registriert soll dem Anlagen System eine <text:soft-page-break/>Meldung gesendet werd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6</text:p>
          </table:table-cell>
          <table:table-cell table:style-name="FR.B2" office:value-type="string">
            <text:p text:style-name="P2">Wenn eine Benzinbestellung ausgelöst wurde, muss der Tank zuerst gefüllt werden bevor die nächste Bestellung für diesen Tank ausgelöst werden kann. 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7</text:p>
          </table:table-cell>
          <table:table-cell table:style-name="FR.B2" office:value-type="string">
            <text:p text:style-name="P2">Wenn eine Benzinbestellung gemacht wird, soll ein E-Mail an den Tankwart gesendet werd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8</text:p>
          </table:table-cell>
          <table:table-cell table:style-name="FR.B2" office:value-type="string">
            <text:p text:style-name="P2">Wenn das Personal System nicht erreichbar ist muss das Tank System den Tankvorgang verhindern und den Kunden Informier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 office:value-type="float" office:value="0">
            <text:p text:style-name="P5">29</text:p>
          </table:table-cell>
          <table:table-cell table:style-name="FR.B2" office:value-type="string">
            <text:p text:style-name="P2">Wenn das Bargeld Fach voll ist soll das Tank System die Bezahloption Bargeld blockieren und den Kunden Informieren</text:p>
          </table:table-cell>
          <table:table-cell table:style-name="FR.C2" office:value-type="string">
            <text:p text:style-name="P11">FR</text:p>
          </table:table-cell>
        </table:table-row>
        <table:table-row>
          <table:table-cell table:style-name="FR.A2">
            <text:p text:style-name="P5"/>
          </table:table-cell>
          <table:table-cell table:style-name="FR.B2" office:value-type="string">
            <text:p text:style-name="P2"/>
          </table:table-cell>
          <table:table-cell table:style-name="FR.C2" office:value-type="string">
            <text:p text:style-name="P11"/>
          </table:table-cell>
        </table:table-row>
        <table:table-row>
          <table:table-cell table:style-name="FR.A2">
            <text:p text:style-name="P5"/>
          </table:table-cell>
          <table:table-cell table:style-name="FR.B2" office:value-type="string">
            <text:p text:style-name="P2"/>
          </table:table-cell>
          <table:table-cell table:style-name="FR.C2" office:value-type="string">
            <text:p text:style-name="P11"/>
          </table:table-cell>
        </table:table-row>
      </table:table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30T12:17:48</meta:creation-date>
    <dc:date>2013-12-08T23:02:53</dc:date>
    <meta:editing-duration>PT13H15M04S</meta:editing-duration>
    <meta:editing-cycles>22</meta:editing-cycles>
    <meta:generator>NeoOffice/3.4$Unix OpenOffice.org_project/Patch 0</meta:generator>
    <meta:document-statistic meta:table-count="1" meta:image-count="0" meta:object-count="0" meta:page-count="2" meta:paragraph-count="94" meta:word-count="477" meta:character-count="2975"/>
  </office:meta>
</office:document-meta>
</file>